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officeooo:rsid="00172cb5" officeooo:paragraph-rsid="00172cb5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font-weight="bold" officeooo:rsid="00172cb5" officeooo:paragraph-rsid="001cf203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196c37" officeooo:paragraph-rsid="00196c37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style="normal" fo:font-weight="bold" officeooo:rsid="00172cb5" officeooo:paragraph-rsid="002959cc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Arial" fo:font-size="14pt" fo:font-style="normal" style:text-underline-style="none" fo:font-weight="bold" officeooo:rsid="0053fadd" officeooo:paragraph-rsid="0053fad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Arial" fo:font-size="14pt" fo:font-style="normal" style:text-underline-style="none" fo:font-weight="bold" officeooo:rsid="00172cb5" officeooo:paragraph-rsid="004f1fd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Arial" fo:font-size="14pt" fo:font-style="normal" style:text-underline-style="none" fo:font-weight="bold" officeooo:rsid="00491555" officeooo:paragraph-rsid="004d7fb4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Arial" fo:font-size="12pt" fo:font-weight="normal" officeooo:rsid="00172cb5" officeooo:paragraph-rsid="00172cb5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rsid="0017a9d2" officeooo:paragraph-rsid="0017a9d2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weight="normal" officeooo:rsid="0017a9d2" officeooo:paragraph-rsid="0067e026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rsid="0017a9d2" officeooo:paragraph-rsid="00697849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fo:font-weight="normal" officeooo:rsid="0017a9d2" officeooo:paragraph-rsid="006c989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weight="normal" officeooo:rsid="0017a9d2" officeooo:paragraph-rsid="0073bce4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normal" officeooo:rsid="0017a9d2" officeooo:paragraph-rsid="0075abe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officeooo:rsid="0017a9d2" officeooo:paragraph-rsid="0078dfb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rsid="0017a9d2" officeooo:paragraph-rsid="007ba42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fo:font-weight="normal" officeooo:rsid="0017a9d2" officeooo:paragraph-rsid="006aedd3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rsid="0017a9d2" officeooo:paragraph-rsid="007ba95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fo:font-weight="normal" officeooo:rsid="001b5aa9" officeooo:paragraph-rsid="001b5aa9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" fo:font-size="12pt" fo:font-weight="normal" officeooo:rsid="001f5c0b" officeooo:paragraph-rsid="001f5c0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Arial" fo:font-size="12pt" fo:font-weight="normal" officeooo:rsid="001f5c0b" officeooo:paragraph-rsid="001f5c0b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style="italic" fo:font-weight="normal" officeooo:rsid="001f5c0b" officeooo:paragraph-rsid="001f5c0b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style:font-name="Arial" fo:font-size="12pt" fo:font-style="italic" fo:font-weight="normal" officeooo:rsid="00237057" officeooo:paragraph-rsid="00237057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style:font-name="Arial" fo:font-size="12pt" fo:font-style="italic" fo:font-weight="normal" officeooo:rsid="005886fe" officeooo:paragraph-rsid="005886fe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style:font-name="Arial" fo:font-size="12pt" fo:font-style="italic" style:text-underline-style="none" fo:font-weight="normal" officeooo:rsid="0031c95e" officeooo:paragraph-rsid="003c2e1f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style:font-name="Arial" fo:font-size="12pt" fo:font-style="italic" style:text-underline-style="none" fo:font-weight="normal" officeooo:rsid="003943ac" officeooo:paragraph-rsid="003d55ee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style:font-name="Arial" fo:font-size="12pt" fo:font-style="italic" style:text-underline-style="none" fo:font-weight="normal" officeooo:rsid="00422d8e" officeooo:paragraph-rsid="00422d8e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style:font-name="Arial" fo:font-size="12pt" fo:font-style="italic" style:text-underline-style="none" fo:font-weight="normal" officeooo:rsid="00491555" officeooo:paragraph-rsid="004758bf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style:font-name="Arial" fo:font-size="12pt" fo:font-style="italic" style:text-underline-style="none" fo:font-weight="normal" officeooo:rsid="00491555" officeooo:paragraph-rsid="004abe5d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style:font-name="Arial" fo:font-size="12pt" fo:font-style="italic" officeooo:rsid="005886fe" officeooo:paragraph-rsid="005886fe" style:font-size-asian="12pt" style:font-style-asian="italic" style:font-size-complex="12pt" style:font-style-complex="italic"/>
    </style:style>
    <style:style style:name="P31" style:family="paragraph" style:parent-style-name="Standard">
      <style:text-properties style:font-name="Arial" fo:font-size="12pt" fo:font-style="normal" fo:font-weight="normal" officeooo:rsid="00202459" officeooo:paragraph-rsid="00209c3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Arial" fo:font-size="12pt" fo:font-style="normal" fo:font-weight="normal" officeooo:rsid="00202459" officeooo:paragraph-rsid="0023705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Arial" fo:font-size="12pt" fo:font-style="normal" fo:font-weight="normal" officeooo:rsid="0025c62e" officeooo:paragraph-rsid="0025c62e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Arial" fo:font-size="12pt" fo:font-style="normal" fo:font-weight="normal" officeooo:rsid="00209c3e" officeooo:paragraph-rsid="00209c3e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Arial" fo:font-size="12pt" fo:font-style="normal" fo:font-weight="normal" officeooo:rsid="0027aeb0" officeooo:paragraph-rsid="0025c62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Arial" fo:font-size="12pt" fo:font-style="normal" fo:font-weight="normal" officeooo:rsid="002a6848" officeooo:paragraph-rsid="002a684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Arial" fo:font-size="12pt" fo:font-style="normal" fo:font-weight="normal" officeooo:rsid="0053ae58" officeooo:paragraph-rsid="0053ae5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Arial" fo:font-size="12pt" fo:font-style="normal" style:text-underline-style="none" fo:font-weight="normal" officeooo:rsid="0031c95e" officeooo:paragraph-rsid="0031c95e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Arial" fo:font-size="12pt" fo:font-style="normal" style:text-underline-style="none" fo:font-weight="normal" officeooo:rsid="0040ab53" officeooo:paragraph-rsid="0040ab53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Arial" fo:font-size="12pt" fo:font-style="normal" style:text-underline-style="none" fo:font-weight="normal" officeooo:rsid="0040ab53" officeooo:paragraph-rsid="004483cc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Arial" fo:font-size="12pt" fo:font-style="normal" style:text-underline-style="none" fo:font-weight="normal" officeooo:rsid="004758bf" officeooo:paragraph-rsid="004758b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Arial" fo:font-size="12pt" fo:font-style="normal" style:text-underline-style="none" fo:font-weight="normal" officeooo:rsid="0053fadd" officeooo:paragraph-rsid="0053fad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Arial" fo:font-size="12pt" fo:font-style="normal" style:text-underline-style="none" fo:font-weight="normal" officeooo:rsid="005237fa" officeooo:paragraph-rsid="005237f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Arial" fo:font-size="12pt" fo:font-style="normal" style:text-underline-style="none" fo:font-weight="normal" officeooo:rsid="005a6140" officeooo:paragraph-rsid="005a6140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Arial" officeooo:paragraph-rsid="0054e8d3"/>
    </style:style>
    <style:style style:name="P46" style:family="paragraph" style:parent-style-name="Standard">
      <style:text-properties fo:font-style="italic" officeooo:rsid="004758bf" officeooo:paragraph-rsid="004758bf" style:font-style-asian="italic" style:font-style-complex="italic"/>
    </style:style>
    <style:style style:name="P47" style:family="paragraph" style:parent-style-name="Standard">
      <style:text-properties officeooo:paragraph-rsid="003943ac"/>
    </style:style>
    <style:style style:name="P48" style:family="paragraph" style:parent-style-name="Standard">
      <style:text-properties officeooo:paragraph-rsid="003d55ee"/>
    </style:style>
    <style:style style:name="P49" style:family="paragraph" style:parent-style-name="Standard">
      <style:text-properties fo:font-style="normal" officeooo:rsid="0040ab53" officeooo:paragraph-rsid="0040ab53" style:font-style-asian="normal" style:font-style-complex="normal"/>
    </style:style>
    <style:style style:name="P50" style:family="paragraph" style:parent-style-name="Standard">
      <style:text-properties fo:font-style="normal" officeooo:rsid="0040ab53" officeooo:paragraph-rsid="004483cc" style:font-style-asian="normal" style:font-style-complex="normal"/>
    </style:style>
    <style:style style:name="P51" style:family="paragraph" style:parent-style-name="Standard">
      <style:text-properties fo:font-style="normal" officeooo:rsid="00422d8e" officeooo:paragraph-rsid="00422d8e" style:font-style-asian="normal" style:font-style-complex="normal"/>
    </style:style>
    <style:style style:name="P52" style:family="paragraph" style:parent-style-name="Standard">
      <style:text-properties fo:font-style="normal" officeooo:rsid="004758bf" officeooo:paragraph-rsid="004758bf" style:font-style-asian="normal" style:font-style-complex="normal"/>
    </style:style>
    <style:style style:name="P53" style:family="paragraph" style:parent-style-name="Standard">
      <style:text-properties fo:font-size="14pt" fo:font-style="normal" officeooo:rsid="00172cb5" officeooo:paragraph-rsid="004f1fda" style:font-size-asian="14pt" style:font-style-asian="normal" style:font-size-complex="14pt" style:font-style-complex="normal"/>
    </style:style>
    <style:style style:name="P54" style:family="paragraph" style:parent-style-name="Standard">
      <style:text-properties fo:font-size="14pt" fo:font-style="normal" officeooo:rsid="004abe5d" officeooo:paragraph-rsid="004d7fb4" style:font-size-asian="14pt" style:font-style-asian="normal" style:font-size-complex="14pt" style:font-style-complex="normal"/>
    </style:style>
    <style:style style:name="P55" style:family="paragraph" style:parent-style-name="Standard">
      <style:text-properties fo:font-size="12pt" fo:font-style="normal" fo:font-weight="normal" officeooo:rsid="005019b4" officeooo:paragraph-rsid="005237fa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fo:font-weight="normal" officeooo:rsid="005a6140" officeooo:paragraph-rsid="005a6140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officeooo:paragraph-rsid="0054e8d3"/>
    </style:style>
    <style:style style:name="P58" style:family="paragraph" style:parent-style-name="Preformatted_20_Text">
      <style:text-properties fo:font-size="14pt" fo:font-style="normal" officeooo:rsid="004abe5d" officeooo:paragraph-rsid="004d7fb4" style:font-size-asian="14pt" style:font-style-asian="normal" style:font-size-complex="14pt" style:font-style-complex="normal"/>
    </style:style>
    <style:style style:name="P59" style:family="paragraph" style:parent-style-name="Preformatted_20_Text">
      <style:paragraph-properties fo:margin-top="0cm" fo:margin-bottom="0.499cm" style:contextual-spacing="false"/>
    </style:style>
    <style:style style:name="P60" style:family="paragraph" style:parent-style-name="Preformatted_20_Text">
      <style:paragraph-properties fo:margin-top="0cm" fo:margin-bottom="0.499cm" style:contextual-spacing="false" fo:line-height="100%" fo:background-color="transparent" style:shadow="none">
        <style:background-image/>
      </style:paragraph-properties>
    </style:style>
    <style:style style:name="P61" style:family="paragraph" style:parent-style-name="Standard" style:list-style-name="L1">
      <style:text-properties officeooo:paragraph-rsid="00172cb5"/>
    </style:style>
    <style:style style:name="P62" style:family="paragraph" style:parent-style-name="Standard" style:list-style-name="L1">
      <style:text-properties style:font-name="Arial" fo:font-size="12pt" fo:font-weight="normal" officeooo:rsid="00172cb5" officeooo:paragraph-rsid="00172cb5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style:text-properties style:font-name="Arial" fo:font-size="12pt" fo:font-weight="normal" officeooo:rsid="0017a9d2" officeooo:paragraph-rsid="0017a9d2" style:font-size-asian="12pt" style:font-weight-asian="normal" style:font-size-complex="12pt" style:font-weight-complex="normal"/>
    </style:style>
    <style:style style:name="P64" style:family="paragraph" style:parent-style-name="Standard" style:list-style-name="L2">
      <style:text-properties style:font-name="Arial" fo:font-size="12pt" fo:font-weight="normal" officeooo:rsid="001b5aa9" officeooo:paragraph-rsid="001b5aa9" style:font-size-asian="12pt" style:font-weight-asian="normal" style:font-size-complex="12pt" style:font-weight-complex="normal"/>
    </style:style>
    <style:style style:name="P65" style:family="paragraph" style:parent-style-name="Standard" style:list-style-name="L1">
      <style:text-properties style:font-name="Arial" fo:font-size="12pt" fo:font-style="italic" style:text-underline-style="none" fo:font-weight="normal" officeooo:rsid="004d7fb4" officeooo:paragraph-rsid="004f1fda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weight="normal" officeooo:rsid="00172cb5" style:font-size-asian="12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491555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style:text-underline-style="none" fo:font-weight="normal" officeooo:rsid="003943ac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style:text-underline-style="none" fo:font-weight="normal" officeooo:rsid="00426a3c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43e26a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style:text-underline-style="none" fo:font-weight="normal" officeooo:rsid="004483cc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style:text-underline-style="none" fo:font-weight="normal" officeooo:rsid="004ce5bf" style:font-size-asian="10.5pt" style:font-weight-asian="normal" style:font-size-complex="12pt" style:font-weight-complex="normal"/>
    </style:style>
    <style:style style:name="T10" style:family="text">
      <style:text-properties style:font-name="Arial" fo:font-size="12pt" style:text-underline-style="none" fo:font-weight="bold" style:font-size-asian="10.5pt" style:font-weight-asian="bold" style:font-size-complex="12pt" style:font-weight-complex="bold"/>
    </style:style>
    <style:style style:name="T11" style:family="text">
      <style:text-properties style:font-name="Arial" fo:font-size="12pt" style:text-underline-style="none" fo:font-weight="bold" officeooo:rsid="004483cc" style:font-size-asian="10.5pt" style:font-weight-asian="bold" style:font-size-complex="12pt" style:font-weight-complex="bold"/>
    </style:style>
    <style:style style:name="T12" style:family="text">
      <style:text-properties style:font-name="Arial" fo:font-size="12pt" style:text-underline-style="none" fo:font-weight="bold" officeooo:rsid="0043e26a" style:font-size-asian="10.5pt" style:font-weight-asian="bold" style:font-size-complex="12pt" style:font-weight-complex="bold"/>
    </style:style>
    <style:style style:name="T13" style:family="text">
      <style:text-properties style:font-name="Arial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Arial" fo:font-size="12pt" fo:font-style="italic" style:text-underline-style="none" fo:font-weight="normal" officeooo:rsid="00335215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Arial" fo:font-size="12pt" fo:font-style="italic" style:text-underline-style="none" fo:font-weight="normal" officeooo:rsid="003943ac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Arial" fo:font-size="12pt" fo:font-style="italic" style:text-underline-style="none" fo:font-weight="normal" officeooo:rsid="003f9422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Arial" fo:font-size="12pt" fo:font-style="italic" style:text-underline-style="none" fo:font-weight="normal" officeooo:rsid="00491555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Arial" fo:font-size="12pt" fo:font-style="italic" style:text-underline-style="none" fo:font-weight="normal" officeooo:rsid="00491555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Arial" fo:font-size="12pt" fo:font-style="italic" style:text-underline-style="none" fo:font-weight="normal" officeooo:rsid="005a6140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Arial" fo:font-size="12pt" fo:font-style="italic" officeooo:rsid="005a6140" style:font-size-asian="12pt" style:font-style-asian="italic" style:font-size-complex="12pt" style:font-style-complex="italic"/>
    </style:style>
    <style:style style:name="T22" style:family="text">
      <style:text-properties style:font-name="Arial" fo:font-size="12pt" fo:font-style="italic" officeooo:rsid="005b0b67" style:font-size-asian="12pt" style:font-style-asian="italic" style:font-size-complex="12pt" style:font-style-complex="italic"/>
    </style:style>
    <style:style style:name="T23" style:family="text">
      <style:text-properties style:font-name="Arial" fo:font-size="12pt" fo:font-style="normal" style:text-underline-style="none" fo:font-weight="bold" officeooo:rsid="003943ac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Arial" fo:font-size="12pt" fo:font-style="normal" style:text-underline-style="none" fo:font-weight="bold" officeooo:rsid="003d55ee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Arial" fo:font-size="12pt" fo:font-style="normal" style:text-underline-style="none" fo:font-weight="bold" officeooo:rsid="00491555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Arial" fo:font-size="12pt" fo:font-style="normal" style:text-underline-style="none" fo:font-weight="bold" officeooo:rsid="004abe5d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28" style:family="text">
      <style:text-properties style:font-name="Arial" fo:font-size="12pt" style:font-size-asian="12pt" style:font-size-complex="12pt"/>
    </style:style>
    <style:style style:name="T29" style:family="text">
      <style:text-properties style:font-name="Arial" fo:font-size="12pt" officeooo:rsid="0065e9ef" style:font-size-asian="12pt" style:font-size-complex="12pt"/>
    </style:style>
    <style:style style:name="T30" style:family="text">
      <style:text-properties style:font-name="Arial" style:text-underline-style="none"/>
    </style:style>
    <style:style style:name="T31" style:family="text">
      <style:text-properties style:font-name="Arial" style:text-underline-style="none" fo:font-weight="bold" style:font-weight-asian="bold" style:font-weight-complex="bold"/>
    </style:style>
    <style:style style:name="T32" style:family="text">
      <style:text-properties style:font-name="Arial" style:text-underline-style="none" fo:font-weight="bold" officeooo:rsid="00172cb5" style:font-weight-asian="bold" style:font-weight-complex="bold"/>
    </style:style>
    <style:style style:name="T33" style:family="text">
      <style:text-properties style:font-name="Arial" style:text-underline-style="none" fo:font-weight="bold" officeooo:rsid="00491555" style:font-weight-asian="bold" style:font-weight-complex="bold"/>
    </style:style>
    <style:style style:name="T34" style:family="text">
      <style:text-properties style:font-name="Arial" style:text-underline-style="none" fo:font-weight="bold" officeooo:rsid="004f1fda" style:font-weight-asian="bold" style:font-weight-complex="bold"/>
    </style:style>
    <style:style style:name="T35" style:family="text">
      <style:text-properties style:font-name="Arial" style:text-underline-style="none" officeooo:rsid="0050a756"/>
    </style:style>
    <style:style style:name="T36" style:family="text">
      <style:text-properties style:font-name="Arial" style:text-underline-style="none" officeooo:rsid="00515b9e"/>
    </style:style>
    <style:style style:name="T37" style:family="text">
      <style:text-properties style:font-name="Arial" style:text-underline-style="none" officeooo:rsid="005237fa"/>
    </style:style>
    <style:style style:name="T38" style:family="text">
      <style:text-properties style:font-name="Arial" style:text-underline-style="none" officeooo:rsid="005679d3"/>
    </style:style>
    <style:style style:name="T39" style:family="text">
      <style:text-properties style:font-name="Arial" style:text-underline-style="none" officeooo:rsid="00491555"/>
    </style:style>
    <style:style style:name="T40" style:family="text">
      <style:text-properties style:font-name="Arial" fo:font-style="italic" style:font-style-asian="italic" style:font-style-complex="italic"/>
    </style:style>
    <style:style style:name="T41" style:family="text">
      <style:text-properties style:font-name="Arial" fo:font-style="italic" officeooo:rsid="003655d6" style:font-style-asian="italic" style:font-style-complex="italic"/>
    </style:style>
    <style:style style:name="T42" style:family="text">
      <style:text-properties style:font-name="Arial" fo:font-style="italic" officeooo:rsid="00380213" style:font-style-asian="italic" style:font-style-complex="italic"/>
    </style:style>
    <style:style style:name="T43" style:family="text">
      <style:text-properties style:font-name="Arial" fo:font-style="italic" officeooo:rsid="00387a81" style:font-style-asian="italic" style:font-style-complex="italic"/>
    </style:style>
    <style:style style:name="T44" style:family="text">
      <style:text-properties style:font-name="Arial" fo:font-weight="bold" style:font-weight-asian="bold" style:font-weight-complex="bold"/>
    </style:style>
    <style:style style:name="T45" style:family="text">
      <style:text-properties style:font-name="Arial" fo:font-weight="bold" officeooo:rsid="003943ac" style:font-weight-asian="bold" style:font-weight-complex="bold"/>
    </style:style>
    <style:style style:name="T46" style:family="text">
      <style:text-properties style:font-name="Arial" fo:font-weight="bold" officeooo:rsid="0067e026" style:font-weight-asian="bold" style:font-weight-complex="bold"/>
    </style:style>
    <style:style style:name="T47" style:family="text">
      <style:text-properties style:font-name="Arial" officeooo:rsid="001b5aa9"/>
    </style:style>
    <style:style style:name="T48" style:family="text">
      <style:text-properties style:font-name="Arial" officeooo:rsid="0071043d"/>
    </style:style>
    <style:style style:name="T49" style:family="text">
      <style:text-properties style:font-name="Arial" officeooo:rsid="0073bce4"/>
    </style:style>
    <style:style style:name="T50" style:family="text">
      <style:text-properties style:font-name="Arial" officeooo:rsid="0074c310"/>
    </style:style>
    <style:style style:name="T51" style:family="text">
      <style:text-properties style:font-name="Arial" officeooo:rsid="0075abe1"/>
    </style:style>
    <style:style style:name="T52" style:family="text">
      <style:text-properties style:font-name="Arial" officeooo:rsid="0076366b"/>
    </style:style>
    <style:style style:name="T53" style:family="text">
      <style:text-properties style:font-name="Arial" officeooo:rsid="00697849"/>
    </style:style>
    <style:style style:name="T54" style:family="text">
      <style:text-properties style:font-name="Arial" officeooo:rsid="0069ac0c"/>
    </style:style>
    <style:style style:name="T55" style:family="text">
      <style:text-properties style:font-name="Arial" officeooo:rsid="006a040b"/>
    </style:style>
    <style:style style:name="T56" style:family="text">
      <style:text-properties style:font-name="Arial" officeooo:rsid="006aedd3"/>
    </style:style>
    <style:style style:name="T57" style:family="text">
      <style:text-properties style:font-name="Arial" officeooo:rsid="006c9890"/>
    </style:style>
    <style:style style:name="T58" style:family="text">
      <style:text-properties style:font-name="Arial" officeooo:rsid="006e984b"/>
    </style:style>
    <style:style style:name="T59" style:family="text">
      <style:text-properties style:font-name="Arial" officeooo:rsid="006fb805"/>
    </style:style>
    <style:style style:name="T60" style:family="text">
      <style:text-properties style:font-name="Arial" officeooo:rsid="00771758"/>
    </style:style>
    <style:style style:name="T61" style:family="text">
      <style:text-properties style:font-name="Arial" officeooo:rsid="007ba959"/>
    </style:style>
    <style:style style:name="T62" style:family="text">
      <style:text-properties officeooo:rsid="001adbb9"/>
    </style:style>
    <style:style style:name="T63" style:family="text">
      <style:text-properties officeooo:rsid="001cf203"/>
    </style:style>
    <style:style style:name="T64" style:family="text">
      <style:text-properties style:font-size-asian="10.5pt"/>
    </style:style>
    <style:style style:name="T65" style:family="text">
      <style:text-properties officeooo:rsid="001cf203" style:font-size-asian="10.5pt"/>
    </style:style>
    <style:style style:name="T66" style:family="text">
      <style:text-properties officeooo:rsid="001db98c" style:font-size-asian="10.5pt"/>
    </style:style>
    <style:style style:name="T67" style:family="text">
      <style:text-properties officeooo:rsid="00237b36" style:font-size-asian="10.5pt"/>
    </style:style>
    <style:style style:name="T68" style:family="text">
      <style:text-properties fo:font-style="italic" style:font-size-asian="10.5pt" style:font-style-asian="italic" style:font-style-complex="italic"/>
    </style:style>
    <style:style style:name="T69" style:family="text">
      <style:text-properties fo:font-style="italic" officeooo:rsid="00237057" style:font-style-asian="italic" style:font-style-complex="italic"/>
    </style:style>
    <style:style style:name="T70" style:family="text">
      <style:text-properties officeooo:rsid="00209c3e"/>
    </style:style>
    <style:style style:name="T71" style:family="text">
      <style:text-properties officeooo:rsid="00237057"/>
    </style:style>
    <style:style style:name="T72" style:family="text">
      <style:text-properties officeooo:rsid="00237b36"/>
    </style:style>
    <style:style style:name="T73" style:family="text">
      <style:text-properties officeooo:rsid="0027aeb0"/>
    </style:style>
    <style:style style:name="T74" style:family="text">
      <style:text-properties officeooo:rsid="002959cc"/>
    </style:style>
    <style:style style:name="T75" style:family="text">
      <style:text-properties officeooo:rsid="002b1d19"/>
    </style:style>
    <style:style style:name="T76" style:family="text">
      <style:text-properties fo:font-style="normal" fo:font-weight="bold" officeooo:rsid="00335215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3c2e1f" style:font-style-asian="normal" style:font-weight-asian="bold" style:font-style-complex="normal" style:font-weight-complex="bold"/>
    </style:style>
    <style:style style:name="T78" style:family="text">
      <style:text-properties officeooo:rsid="00335215"/>
    </style:style>
    <style:style style:name="T79" style:family="text">
      <style:text-properties fo:font-weight="bold" officeooo:rsid="00335215" style:font-weight-asian="bold" style:font-weight-complex="bold"/>
    </style:style>
    <style:style style:name="T80" style:family="text">
      <style:text-properties fo:font-weight="bold" officeooo:rsid="003943ac" style:font-weight-asian="bold" style:font-weight-complex="bold"/>
    </style:style>
    <style:style style:name="T81" style:family="text">
      <style:text-properties officeooo:rsid="0054e8d3"/>
    </style:style>
    <style:style style:name="T82" style:family="text">
      <style:text-properties style:text-underline-style="none"/>
    </style:style>
    <style:style style:name="T83" style:family="text">
      <style:text-properties style:text-underline-style="none" officeooo:rsid="005237fa"/>
    </style:style>
    <style:style style:name="T84" style:family="text">
      <style:text-properties style:text-underline-style="none" officeooo:rsid="00491555"/>
    </style:style>
    <style:style style:name="T85" style:family="text">
      <style:text-properties style:text-underline-style="none" fo:font-weight="normal" style:font-weight-asian="normal" style:font-weight-complex="normal"/>
    </style:style>
    <style:style style:name="T86" style:family="text">
      <style:text-properties style:text-underline-style="none" fo:font-weight="normal" officeooo:rsid="005a6140" style:font-weight-asian="normal" style:font-weight-complex="normal"/>
    </style:style>
    <style:style style:name="T87" style:family="text">
      <style:text-properties style:text-underline-style="none" fo:font-weight="normal" officeooo:rsid="005b0b67" style:font-weight-asian="normal" style:font-weight-complex="normal"/>
    </style:style>
    <style:style style:name="T88" style:family="text">
      <style:text-properties fo:font-size="12pt" fo:font-style="normal" style:text-underline-style="none" fo:font-weight="normal" officeooo:rsid="0054e8d3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Instalação do Sistema Mandacaru</text:p>
      <text:p text:style-name="P1"/>
      <text:p text:style-name="P8">Roteiro :</text:p>
      <text:list xml:id="list1068678942889506228" text:style-name="L1">
        <text:list-item>
          <text:p text:style-name="P62">instalação do cups.</text:p>
        </text:list-item>
        <text:list-item>
          <text:p text:style-name="P62">Instalação do tomcat 7.</text:p>
        </text:list-item>
        <text:list-item>
          <text:p text:style-name="P62">instalação do libreoffice.</text:p>
        </text:list-item>
        <text:list-item>
          <text:p text:style-name="P61"><text:span text:style-name="T2">Instalação do </text:span><text:span text:style-name="T1">unoconv</text:span></text:p>
        </text:list-item>
        <text:list-item>
          <text:p text:style-name="P63">Instalação do Mandacaru.</text:p>
        </text:list-item>
      </text:list>
      <text:p text:style-name="P9"/>
      <text:p text:style-name="P9"/>
      <text:p text:style-name="P3">A<text:span text:style-name="T62">m</text:span>biente de Instalação</text:p>
      <text:p text:style-name="P3"/>
      <text:p text:style-name="P19">A instalação do sistema foi realizada usando o sistema operacional debian-6.0.4-amd64, em um ambiente de virtualização , onde se utilizou Xen server 6.2, como hipervisor. <text:s/>A configuração da m<text:span text:style-name="T63">á</text:span>quina virtual, em que se instalou o mandacaru, possui o seguinte recurso de Hardware:</text:p>
      <text:p text:style-name="P19"/>
      <text:list xml:id="list3579778436772597448" text:style-name="L2">
        <text:list-item>
          <text:p text:style-name="P64">Memória Ram <text:s/>6GB.</text:p>
        </text:list-item>
        <text:list-item>
          <text:p text:style-name="P64">4 vCPUs do Xen server 6.2.</text:p>
        </text:list-item>
        <text:list-item>
          <text:p text:style-name="P64">20 GB de HD</text:p>
        </text:list-item>
        <text:list-item>
          <text:p text:style-name="P64">1 network interface.</text:p>
        </text:list-item>
      </text:list>
      <text:p text:style-name="P19"/>
      <text:p text:style-name="P2"><text:span text:style-name="T63">I</text:span>nstalação do cups</text:p>
      <text:p text:style-name="P2"/>
      <text:p text:style-name="P20">Considerando que o sistema debian está devidamente configurado e funcionado , vamos para o procedimento de montagem do CUPS. <text:s/><text:span text:style-name="T65">A instalação do </text:span><text:span text:style-name="T64">CUPS</text:span><text:span text:style-name="T65"> pode ser realizada através do reposit</text:span><text:span text:style-name="T66">ó</text:span><text:span text:style-name="T65">rio de pacotes <text:s/>nativo do debian 6.0.4. </text:span><text:span text:style-name="T64">Utilizando só seguinte comandos:</text:span></text:p>
      <text:p text:style-name="P21"><text:s text:c="3"/></text:p>
      <text:p text:style-name="P20"><text:span text:style-name="T64"><text:tab/></text:span><text:span text:style-name="T67">#</text:span><text:span text:style-name="T68">apt-get update</text:span></text:p>
      <text:p text:style-name="P22"><text:tab/><text:span text:style-name="T72">#</text:span>apt-get install cups*</text:p>
      <text:p text:style-name="P22"/>
      <text:p text:style-name="P31">Concluída a instalação, <text:span text:style-name="T70">o usuário</text:span> deve <text:span text:style-name="T70">acessar o</text:span> cups <text:span text:style-name="T70">remotamente</text:span>. <text:span text:style-name="T70">Isso é feito com este comando:</text:span></text:p>
      <text:p text:style-name="P34"><text:s text:c="8"/></text:p>
      <text:p text:style-name="P32"><text:span text:style-name="T70"><text:s text:c="11"/></text:span><text:span text:style-name="T69">#cupsctl -h 127.0.0.1:631 –remote-admin</text:span></text:p>
      <text:p text:style-name="P23"/>
      <text:p text:style-name="P33"><text:span text:style-name="T71">P</text:span>ara acessar o sistema de administração do cups acesse o seguinte endereço : <text:a xlink:type="simple" xlink:href="http://192.168.11.61:631/">http://192.168.11.61:631/</text:a>. <text:span text:style-name="T73">Observe que foi instalado a versão 1.4.4 do servidor de impressão.</text:span></text:p>
      <text:p text:style-name="P33"/>
      <text:p text:style-name="P33"/>
      <text:p text:style-name="P33"/>
      <text:p text:style-name="P4"><text:span text:style-name="T63">I</text:span>nstalação do <text:span text:style-name="T74">Tomcat 7</text:span></text:p>
      <text:p text:style-name="P4"/>
      <text:p text:style-name="P36"><text:span text:style-name="T74">O </text:span>tomcat 7 foi o servidor de aplicação utilizado para hospedar o sistema mandacaru. Para <text:span text:style-name="T75"><text:s/>que, esse servidor funcione, primeiro é necessário instalar o java 7 (JRE 7). Abaixo mostra as instruções para realizar esse procedimento.</text:span></text:p>
      <text:p text:style-name="P36"/>
      <text:p text:style-name="P35"/>
      <text:p text:style-name="P23"/>
      <text:p text:style-name="P23"><text:soft-page-break/><text:span text:style-name="Source_20_Text"><text:span text:style-name="T1"><text:tab/># echo "deb </text:span></text:span><text:a xlink:type="simple" xlink:href="http://ppa.launchpad.net/webupd8team/java/ubuntu"><text:span text:style-name="Source_20_Text"><text:span text:style-name="T1">http://ppa.launchpad.net/webupd8team/java/ubuntu</text:span></text:span></text:a><text:span text:style-name="Source_20_Text"><text:span text:style-name="T1"> precise main" &gt; <text:tab/>/etc/apt/sources.list.d/webupd8team-java.list</text:span></text:span></text:p>
      <text:p text:style-name="Standard"><text:span text:style-name="Source_20_Text"><text:span text:style-name="T40"><text:tab/># echo "deb-src </text:span></text:span><text:a xlink:type="simple" xlink:href="http://ppa.launchpad.net/webupd8team/java/ubuntu"><text:span text:style-name="Source_20_Text"><text:span text:style-name="T40">http://ppa.launchpad.net/webupd8team/java/ubuntu</text:span></text:span></text:a><text:span text:style-name="Source_20_Text"><text:span text:style-name="T40"> precise main" <text:tab/>&gt;&gt; /etc/apt/sources.list.d/webupd8team-java.list</text:span></text:span></text:p>
      <text:p text:style-name="Standard"><text:span text:style-name="Source_20_Text"><text:span text:style-name="T40"><text:tab/># apt-key adv --keyserver keyserver.ubuntu.com --recv-keys EEA14886</text:span></text:span></text:p>
      <text:p text:style-name="Standard"><text:span text:style-name="Source_20_Text"><text:span text:style-name="T40"><text:tab/># apt-get update</text:span></text:span></text:p>
      <text:p text:style-name="Standard"><text:span text:style-name="Source_20_Text"><text:span text:style-name="T40"><text:tab/># apt-get install oracle-java7-installer</text:span></text:span></text:p>
      <text:p text:style-name="Standard"><text:span text:style-name="Source_20_Text"><text:span text:style-name="T40"><text:tab/># java -version</text:span></text:span></text:p>
      <text:p text:style-name="Standard"><text:span text:style-name="Source_20_Text"><text:span text:style-name="T40"><text:tab/>java version "1.7.0_17"</text:span></text:span></text:p>
      <text:p text:style-name="Standard"><text:span text:style-name="Source_20_Text"><text:span text:style-name="T40"><text:tab/>Java(TM) SE Runtime Environment (build 1.7.0_17-b02)</text:span></text:span></text:p>
      <text:p text:style-name="Standard"><text:span text:style-name="Source_20_Text"><text:span text:style-name="T40"><text:tab/>Java HotSpot(TM) 64-Bit Server VM (build 23.7-b01, mixed mode)</text:span></text:span></text:p>
      <text:p text:style-name="P23"/>
      <text:p text:style-name="P22"><text:tab/></text:p>
      <text:p text:style-name="P38">Feito o procedimento e verificando que a versão do java é “1.7.0_17” ou superior. É hora de instalar o tomcat 7. <text:span text:style-name="T78">Para isso, execute o comando a seguir como usuário administrador.</text:span></text:p>
      <text:p text:style-name="P38"/>
      <text:p text:style-name="P38"><text:span text:style-name="Source_20_Text"><text:span text:style-name="T41"><text:tab/># </text:span></text:span><text:span text:style-name="Source_20_Text"><text:span text:style-name="T40">cd</text:span></text:span><text:span text:style-name="T40"> </text:span><text:span text:style-name="Source_20_Text"><text:span text:style-name="T40">/tmp</text:span></text:span></text:p>
      <text:p text:style-name="Standard"><text:span text:style-name="Source_20_Text"><text:span text:style-name="T41"><text:tab/>#</text:span></text:span><text:span text:style-name="Source_20_Text"><text:span text:style-name="T40"> wget http://mirror.cogentco.com/pub/apache/tomcat/tomcat-7/v7.0.</text:span></text:span><text:span text:style-name="Source_20_Text"><text:span text:style-name="T42">55</text:span></text:span><text:span text:style-name="Source_20_Text"><text:span text:style-name="T40">/bin/apache-tomcat-7.0.</text:span></text:span><text:span text:style-name="Source_20_Text"><text:span text:style-name="T43">55</text:span></text:span><text:span text:style-name="Source_20_Text"><text:span text:style-name="T40">.tar.gz</text:span></text:span></text:p>
      <text:p text:style-name="Standard"><text:span text:style-name="Source_20_Text"><text:span text:style-name="T41"><text:tab/>#</text:span></text:span><text:span text:style-name="Source_20_Text"><text:span text:style-name="T40"> tar</text:span></text:span><text:span text:style-name="T40"> </text:span><text:span text:style-name="Source_20_Text"><text:span text:style-name="T40">xvzf ./apache-tomcat-7.0.</text:span></text:span><text:span text:style-name="Source_20_Text"><text:span text:style-name="T43">55</text:span></text:span><text:span text:style-name="Source_20_Text"><text:span text:style-name="T40">.tar.gz</text:span></text:span></text:p>
      <text:p text:style-name="P25"><text:span text:style-name="T78"><text:s text:c="10"/></text:span><text:span text:style-name="T79"><text:s/></text:span><text:span text:style-name="T76">// mova os arquivos do tomcat 7 par</text:span><text:span text:style-name="T77">a <text:s/></text:span><text:span text:style-name="Source_20_Text"><text:span text:style-name="T45">/usr/share/tomcat7</text:span></text:span><text:span text:style-name="T80"> </text:span><text:span text:style-name="T76">:</text:span></text:p>
      <text:p text:style-name="P47"><text:span text:style-name="T14"><text:s text:c="11"/></text:span><text:span text:style-name="T15"># </text:span><text:span text:style-name="Source_20_Text"><text:span text:style-name="T40">mkdir</text:span></text:span><text:span text:style-name="T40"> </text:span><text:span text:style-name="Source_20_Text"><text:span text:style-name="T40">/usr/share/tomcat7</text:span></text:span><text:span text:style-name="T40"> </text:span><text:span text:style-name="T14"><text:s/></text:span></text:p>
      <text:p text:style-name="P47"><text:span text:style-name="T14"><text:s text:c="11"/></text:span><text:span text:style-name="T15"># </text:span><text:span text:style-name="Source_20_Text"><text:span text:style-name="T15">mv</text:span></text:span><text:span text:style-name="T15"> </text:span><text:span text:style-name="Source_20_Text"><text:span text:style-name="T15">/tmp/apache-tomcat-7.0.55 <text:s/>/usr/share/tomcat7</text:span></text:span><text:span text:style-name="T15"> </text:span></text:p>
      <text:p text:style-name="P48"><text:span text:style-name="T15"><text:s text:c="10"/></text:span><text:span text:style-name="T23"><text:s/>// </text:span><text:span text:style-name="T24">criar um link simbólico tomcat para </text:span><text:span text:style-name="Source_20_Text"><text:span text:style-name="T23">/usr/share/tomcat7</text:span></text:span><text:span text:style-name="T23"> </text:span></text:p>
      <text:p text:style-name="P48"><text:span text:style-name="T23"><text:s text:c="10"/></text:span><text:span text:style-name="T15"><text:s/></text:span><text:span text:style-name="T16"># </text:span><text:span text:style-name="Source_20_Text"><text:span text:style-name="T15">rm</text:span></text:span><text:span text:style-name="T15"> </text:span><text:span text:style-name="Source_20_Text"><text:span text:style-name="T15">-f /usr/share/tomcat</text:span></text:span><text:span text:style-name="T15"> </text:span></text:p>
      <text:p text:style-name="P48"><text:span text:style-name="T15"><text:s text:c="11"/></text:span><text:span text:style-name="T16"># </text:span><text:span text:style-name="Source_20_Text"><text:span text:style-name="T15">ln</text:span></text:span><text:span text:style-name="T15"> </text:span><text:span text:style-name="Source_20_Text"><text:span text:style-name="T15">-s /usr/share/tomcat7/apache-tomcat-7.0.37 /usr/share/tomcat</text:span></text:span><text:span text:style-name="T15"> </text:span></text:p>
      <text:p text:style-name="P26"/>
      <text:p text:style-name="P26"/>
      <text:p text:style-name="P49"><text:span text:style-name="T5">A</text:span><text:span text:style-name="T3">o termino da configuração do tomcat 7, no intuito de facilitar a vida do administrador de rede, pode se cria um arquivo de inicialização no diretório <text:s/>/etc/init.d. Esse script de inicialização é apresentada no trecho de código abaixo. </text:span></text:p>
      <text:p text:style-name="P39"/>
      <text:p text:style-name="P49"><text:span text:style-name="T3"><text:s text:c="10"/></text:span><text:span text:style-name="T6"># </text:span><text:span text:style-name="T7">cd /etc/init.d/</text:span></text:p>
      <text:p text:style-name="P49"><text:span text:style-name="T7"><text:s text:c="10"/></text:span><text:span text:style-name="T12">//pode ser usado qualq</text:span><text:span text:style-name="T11">u</text:span><text:span text:style-name="T12">er editor de texto no debian 6</text:span></text:p>
      <text:p text:style-name="P50"><text:span text:style-name="T7"><text:s text:c="10"/># vim /etc/init.d/</text:span><text:span text:style-name="T8">tomcat 7</text:span></text:p>
      <text:p text:style-name="P40"><text:s text:c="11"/></text:p>
      <text:p text:style-name="P50"><text:span text:style-name="T3"><text:s text:c="8"/></text:span><text:span text:style-name="T10"><text:s text:c="3"/>//</text:span><text:span text:style-name="T11">escreva o <text:s/>código abaixo no arquivo </text:span><text:span text:style-name="T10"><text:s/></text:span><text:span text:style-name="T12">/etc/init.d/</text:span><text:span text:style-name="T11">tomcat 7</text:span><text:span text:style-name="T3"> </text:span></text:p>
      <text:p text:style-name="P51"><text:span text:style-name="T3"><text:tab/></text:span><text:span text:style-name="T13">#!/bin/sh</text:span></text:p>
      <text:p text:style-name="P27"><text:tab/># Provides: Tomcat</text:p>
      <text:p text:style-name="P27"><text:tab/># Required-Start: $network</text:p>
      <text:p text:style-name="P27"><text:tab/># Required-Stop: $network</text:p>
      <text:p text:style-name="P27"><text:tab/># Default-Start: 2 3 5</text:p>
      <text:p text:style-name="P27"><text:tab/># Description: Java Servlet and JSP Engine</text:p>
      <text:p text:style-name="P27"><text:tab/>### END INIT INFO</text:p>
      <text:p text:style-name="P27"/>
      <text:p text:style-name="P27"><text:tab/>case "$1" in</text:p>
      <text:p text:style-name="P27"><text:tab/>'start')</text:p>
      <text:p text:style-name="P27"><text:s text:c="3"/><text:tab/><text:tab/> <text:s/>/usr/share/tomcat/bin/startup.sh</text:p>
      <text:p text:style-name="P27"><text:tab/> <text:s text:c="3"/>;;</text:p>
      <text:p text:style-name="P27"><text:tab/>'stop')</text:p>
      <text:p text:style-name="P27"><text:s text:c="2"/><text:tab/><text:tab/> <text:s text:c="2"/>/usr/share/tomcat/bin/shutdown.sh</text:p>
      <text:p text:style-name="P27"><text:soft-page-break/><text:tab/> <text:s text:c="3"/>;;</text:p>
      <text:p text:style-name="P27"><text:tab/>*)</text:p>
      <text:p text:style-name="P27"><text:s text:c="4"/><text:tab/>echo "Usage: $0 { start | stop }"</text:p>
      <text:p text:style-name="P27"><text:tab/> <text:s text:c="3"/>;;</text:p>
      <text:p text:style-name="P27"><text:tab/>esac</text:p>
      <text:p text:style-name="P27"><text:tab/>exit 0</text:p>
      <text:p text:style-name="P27"/>
      <text:p text:style-name="P27"/>
      <text:p text:style-name="P52"><text:span text:style-name="T3">Também é necessário que o tomcat 7 seja inicializado junto do sistema </text:span><text:span text:style-name="T9">operacional</text:span><text:span text:style-name="T3">. Isso é feito modificando o aquivo /etc/rc.local . Como mostra os trecho abaixo.</text:span></text:p>
      <text:p text:style-name="P41"/>
      <text:p text:style-name="P52"><text:span text:style-name="T3"><text:s/><text:tab/></text:span><text:span text:style-name="T17"># vim /etc/rc.local</text:span></text:p>
      <text:p text:style-name="P28"><text:s text:c="2"/></text:p>
      <text:p text:style-name="P46"><text:span text:style-name="T4"><text:s text:c="10"/></text:span><text:span text:style-name="T25"><text:s/>// </text:span><text:span text:style-name="T26">editra o arquivo /etc/rc.local</text:span></text:p>
      <text:p text:style-name="P29"><text:tab/>#!/bin/sh -e</text:p>
      <text:p text:style-name="P29"><text:tab/>#</text:p>
      <text:p text:style-name="P29"><text:tab/># rc.local</text:p>
      <text:p text:style-name="P29"><text:tab/>#</text:p>
      <text:p text:style-name="P29"><text:tab/># This script is executed at the end of each multiuser runlevel.</text:p>
      <text:p text:style-name="P29"><text:tab/># Make sure that the script will "exit 0" on success or any other</text:p>
      <text:p text:style-name="P29"><text:tab/># value on error.<text:tab/></text:p>
      <text:p text:style-name="P29"><text:tab/>#</text:p>
      <text:p text:style-name="P29"><text:tab/># In order to enable or disable this script just change the execution</text:p>
      <text:p text:style-name="P29"><text:tab/># bits.</text:p>
      <text:p text:style-name="P29"><text:tab/>#</text:p>
      <text:p text:style-name="P29"><text:tab/># By default this script does nothing.</text:p>
      <text:p text:style-name="P29"/>
      <text:p text:style-name="P29"><text:tab/>/usr/share/tomcat/bin/startup.sh</text:p>
      <text:p text:style-name="P29"/>
      <text:p text:style-name="P29"><text:tab/>exit 0</text:p>
      <text:p text:style-name="P29"/>
      <text:list xml:id="list121354809043274" text:continue-list="list1068678942889506228" text:style-name="L1">
        <text:list-header>
          <text:p text:style-name="P65"/>
          <text:p text:style-name="P65"/>
        </text:list-header>
      </text:list>
      <text:p text:style-name="P53"><text:span text:style-name="T34">I</text:span><text:span text:style-name="T31">nstalação do libreoffice</text:span></text:p>
      <text:p text:style-name="P6"/>
      <text:p text:style-name="P55"><text:span text:style-name="T35">F</text:span><text:span text:style-name="T30">aça download do </text:span><text:span text:style-name="T35">LibreOffice no site oficial </text:span><text:a xlink:type="simple" xlink:href="https://pt-br.libreoffice.org/">https://pt-br.libreoffice.org/</text:a><text:span text:style-name="T36">. </text:span><text:span text:style-name="T37">A versão utilizada foi : LibreOffice_4.2.4_Linux_x86-64_deb.tar.gz. </text:span><text:span text:style-name="T38">Após o download do programa siga as seguintes instruções . </text:span></text:p>
      <text:p text:style-name="P43"/>
      <text:p text:style-name="P37"><text:span text:style-name="T83"><text:s/></text:span><text:span text:style-name="T82"># </text:span><text:span text:style-name="T83">tar zxvf LibreOffice_4.2.4_Linux_x86-64_deb.tar.gz</text:span></text:p>
      <text:p text:style-name="P42"><text:s/># <text:s/>cd <text:s/>LibreOffice_4.2.4.2_Linux_x86-64_deb</text:p>
      <text:p text:style-name="P45"><text:span text:style-name="T88"><text:s/># <text:s/></text:span>cd DEBS/ </text:p>
      <text:p text:style-name="P45"><text:s/><text:span text:style-name="T81"># </text:span>sudo dpkg -i *.deb</text:p>
      <text:p text:style-name="P57"/>
      <text:p text:style-name="P5"/>
      <text:p text:style-name="P54"><text:span text:style-name="T32">Instalação do </text:span><text:span text:style-name="T33">unoconv</text:span></text:p>
      <text:p text:style-name="P7"><text:s/></text:p>
      <text:p text:style-name="P56"><text:span text:style-name="T39">O </text:span><text:span text:style-name="T30">unoconv é um conversor de arquivo. A utilidade dele no sistema Mandacaru é converter <text:s/>todos só arquivos que são enviados para PDF. Com intuito de facilitar o trabalho de contabilidade de impressão. Abaixo e mostra o procedimento de instalação do unoconv.</text:span></text:p>
      <text:p text:style-name="P44"/>
      <text:p text:style-name="P24"><text:soft-page-break/><text:span text:style-name="T82"><text:tab/># <text:s/></text:span><text:span text:style-name="T84">a</text:span><text:span text:style-name="T82">pt-get update</text:span></text:p>
      <text:p text:style-name="P30"><text:span text:style-name="T85"><text:s text:c="11"/>// </text:span><text:span text:style-name="T86">caso seu sistema </text:span><text:span text:style-name="T87">operacional</text:span><text:span text:style-name="T86"> não possua o programa git instale-o </text:span><text:span text:style-name="T85"><text:s/>“apt-get install git”</text:span></text:p>
      <text:p text:style-name="P58"><text:span text:style-name="Source_20_Text"><text:span text:style-name="T18"><text:tab/></text:span></text:span><text:span text:style-name="Source_20_Text"><text:span text:style-name="T19"># </text:span></text:span><text:span text:style-name="Source_20_Text"><text:span text:style-name="T18">cd /tmp</text:span></text:span></text:p>
      <text:p text:style-name="Preformatted_20_Text"><text:span text:style-name="Source_20_Text"><text:span text:style-name="T20"><text:tab/></text:span></text:span><text:span text:style-name="Source_20_Text"><text:span text:style-name="T21"># </text:span></text:span><text:span text:style-name="Source_20_Text"><text:span text:style-name="T20">git clone https://github.com/dagwieers/unoconv</text:span></text:span></text:p>
      <text:p text:style-name="Preformatted_20_Text"><text:span text:style-name="Source_20_Text"><text:span text:style-name="T20"><text:tab/></text:span></text:span><text:span text:style-name="Source_20_Text"><text:span text:style-name="T21"># </text:span></text:span><text:span text:style-name="Source_20_Text"><text:span text:style-name="T20">cd unoconv/</text:span></text:span></text:p>
      <text:p text:style-name="Preformatted_20_Text"><text:span text:style-name="Source_20_Text"><text:span text:style-name="T20"><text:s text:c="11"/>// </text:span></text:span><text:span text:style-name="Source_20_Text"><text:span text:style-name="T21">caso seu </text:span></text:span><text:span text:style-name="Source_20_Text"><text:span text:style-name="T22">sistema operaciona</text:span></text:span><text:span text:style-name="Source_20_Text"><text:span text:style-name="T21"> não possua o make instale-o “apt-get install make”</text:span></text:span></text:p>
      <text:p text:style-name="Preformatted_20_Text"><text:span text:style-name="Source_20_Text"><text:span text:style-name="T20"><text:tab/></text:span></text:span><text:span text:style-name="Source_20_Text"><text:span text:style-name="T21"># </text:span></text:span><text:span text:style-name="Source_20_Text"><text:span text:style-name="T20">make install</text:span></text:span></text:p>
      <text:p text:style-name="Preformatted_20_Text"><text:span text:style-name="Source_20_Text"><text:span text:style-name="T20"><text:tab/></text:span></text:span><text:span text:style-name="Source_20_Text"><text:span text:style-name="T21"># </text:span></text:span><text:span text:style-name="Source_20_Text"><text:span text:style-name="T20">cd ../</text:span></text:span></text:p>
      <text:p text:style-name="Preformatted_20_Text"><text:span text:style-name="Source_20_Text"><text:span text:style-name="T20"><text:tab/></text:span></text:span><text:span text:style-name="Source_20_Text"><text:span text:style-name="T21"># </text:span></text:span><text:span text:style-name="Source_20_Text"><text:span text:style-name="T20">rm -rf unoconv/</text:span></text:span></text:p>
      <text:p text:style-name="P59"><text:span text:style-name="Source_20_Text"><text:span text:style-name="T20"><text:tab/></text:span></text:span><text:span text:style-name="Source_20_Text"><text:span text:style-name="T21"># </text:span></text:span><text:span text:style-name="Source_20_Text"><text:span text:style-name="T20">unoconv --listener &amp;</text:span></text:span></text:p>
      <text:p text:style-name="P59"><text:span text:style-name="Source_20_Text"><text:span text:style-name="T20"/></text:span></text:p>
      <text:p text:style-name="P59"><text:span text:style-name="Source_20_Text"><text:span text:style-name="T27">Para deamonizer o unoconv (mais prático no servidor), crie o arquivo /etc/init.d/unoconvd<text:line-break/>com o conteúdo abaixo: </text:span></text:span></text:p>
      <text:p text:style-name="P59"><text:span text:style-name="Source_20_Text"><text:span text:style-name="T20"/></text:span></text:p>
      <text:p text:style-name="P59"><text:span text:style-name="Source_20_Text"><text:span text:style-name="T20"><text:tab/>#!/bin/sh</text:span></text:span></text:p>
      <text:p text:style-name="Preformatted_20_Text"><text:span text:style-name="Source_20_Text"><text:span text:style-name="T28"><text:tab/>### BEGIN INIT INFO</text:span></text:span></text:p>
      <text:p text:style-name="Preformatted_20_Text"><text:span text:style-name="Source_20_Text"><text:span text:style-name="T28"><text:tab/># Provides: unoconvd</text:span></text:span></text:p>
      <text:p text:style-name="Preformatted_20_Text"><text:span text:style-name="Source_20_Text"><text:span text:style-name="T28"><text:tab/># Required-Start: $network</text:span></text:span></text:p>
      <text:p text:style-name="Preformatted_20_Text"><text:span text:style-name="Source_20_Text"><text:span text:style-name="T28"><text:tab/># Required-Stop: $network</text:span></text:span></text:p>
      <text:p text:style-name="Preformatted_20_Text"><text:span text:style-name="Source_20_Text"><text:span text:style-name="T28"><text:tab/># Default-Start: 2 3 5</text:span></text:span></text:p>
      <text:p text:style-name="Preformatted_20_Text"><text:span text:style-name="Source_20_Text"><text:span text:style-name="T28"><text:tab/># Default-Stop:</text:span></text:span></text:p>
      <text:p text:style-name="Preformatted_20_Text"><text:span text:style-name="Source_20_Text"><text:span text:style-name="T28"><text:tab/># Description: unoconvd - Converting documents to PDF by unoconv</text:span></text:span></text:p>
      <text:p text:style-name="Preformatted_20_Text"><text:span text:style-name="Source_20_Text"><text:span text:style-name="T28"><text:tab/>### END INIT INFO</text:span></text:span></text:p>
      <text:p text:style-name="Preformatted_20_Text"><text:span text:style-name="Source_20_Text"><text:span text:style-name="T28"><text:tab/>case "$1" in</text:span></text:span></text:p>
      <text:p text:style-name="Preformatted_20_Text"><text:span text:style-name="Source_20_Text"><text:span text:style-name="T28"><text:s text:c="4"/><text:tab/><text:tab/>start)</text:span></text:span></text:p>
      <text:p text:style-name="Preformatted_20_Text"><text:span text:style-name="Source_20_Text"><text:span text:style-name="T28"><text:s text:c="7"/><text:tab/><text:tab/>/usr/bin/unoconv --listener &amp;</text:span></text:span></text:p>
      <text:p text:style-name="Preformatted_20_Text"><text:span text:style-name="Source_20_Text"><text:span text:style-name="T28"><text:s text:c="8"/><text:tab/>;;</text:span></text:span></text:p>
      <text:p text:style-name="Preformatted_20_Text"><text:span text:style-name="Source_20_Text"><text:span text:style-name="T28"><text:s text:c="4"/><text:tab/><text:tab/>stop)</text:span></text:span></text:p>
      <text:p text:style-name="Preformatted_20_Text"><text:span text:style-name="Source_20_Text"><text:span text:style-name="T28"><text:s text:c="8"/><text:tab/><text:tab/>killall soffice.bin</text:span></text:span></text:p>
      <text:p text:style-name="Preformatted_20_Text"><text:span text:style-name="Source_20_Text"><text:span text:style-name="T28"><text:s text:c="8"/><text:tab/>;;</text:span></text:span></text:p>
      <text:p text:style-name="Preformatted_20_Text"><text:span text:style-name="Source_20_Text"><text:span text:style-name="T28"><text:s text:c="4"/><text:tab/><text:tab/>restart)</text:span></text:span></text:p>
      <text:p text:style-name="Preformatted_20_Text"><text:span text:style-name="Source_20_Text"><text:span text:style-name="T28"><text:s text:c="8"/><text:tab/><text:tab/>killall soffice.bin</text:span></text:span></text:p>
      <text:p text:style-name="Preformatted_20_Text"><text:span text:style-name="Source_20_Text"><text:span text:style-name="T28"><text:s text:c="8"/><text:tab/>sleep 1</text:span></text:span></text:p>
      <text:p text:style-name="Preformatted_20_Text"><text:span text:style-name="Source_20_Text"><text:span text:style-name="T28"><text:s text:c="8"/><text:tab/><text:tab/>/usr/bin/unoconv --listener &amp;</text:span></text:span></text:p>
      <text:p text:style-name="Preformatted_20_Text"><text:span text:style-name="Source_20_Text"><text:span text:style-name="T28"><text:s text:c="8"/><text:tab/>;;</text:span></text:span></text:p>
      <text:p text:style-name="P59"><text:span text:style-name="Source_20_Text"><text:span text:style-name="T28"><text:tab/>esac</text:span></text:span></text:p>
      <text:p text:style-name="P59"><text:span text:style-name="Source_20_Text"><text:span text:style-name="T28"/></text:span></text:p>
      <text:p text:style-name="P60"><text:span text:style-name="Source_20_Text"><text:span text:style-name="T28">Ajuste permissões, coloque para carregamento no boot<text:line-break/>e rode o daemon:</text:span></text:span></text:p>
      <text:p text:style-name="Preformatted_20_Text"><text:span text:style-name="Source_20_Text"><text:span text:style-name="T29"><text:tab/># </text:span></text:span><text:span text:style-name="Source_20_Text"><text:span text:style-name="T28">chmod 755 /etc/init.d/unoconvd</text:span></text:span></text:p>
      <text:p text:style-name="Preformatted_20_Text"><text:span text:style-name="Source_20_Text"><text:span text:style-name="T29"><text:tab/># </text:span></text:span><text:span text:style-name="Source_20_Text"><text:span text:style-name="T28">update-rc.d <text:s/>unoconvd defaults</text:span></text:span></text:p>
      <text:p text:style-name="P59"><text:span text:style-name="Source_20_Text"><text:span text:style-name="T29"><text:tab/># </text:span></text:span><text:span text:style-name="Source_20_Text"><text:span text:style-name="T28">service unoconvd start</text:span></text:span></text:p>
      <text:p text:style-name="P10"><text:soft-page-break/><text:span text:style-name="Source_20_Text"><text:span text:style-name="T46">I</text:span></text:span><text:span text:style-name="Source_20_Text"><text:span text:style-name="T44">nstalação do Mandacaru</text:span></text:span></text:p>
      <text:p text:style-name="P10"><text:span text:style-name="Source_20_Text"><text:span text:style-name="T44"/></text:span></text:p>
      <text:p text:style-name="P11"><text:span text:style-name="Source_20_Text"><text:span text:style-name="T53">Com todas as pendências instaladas e funcionando chegou a hora de realizar o deploy do sistema Mandacaru . Mas antes disso, é preciso realizar algumas configurações no tomcat 7. </text:span></text:span><text:span text:style-name="Source_20_Text"><text:span text:style-name="T54">Primeiramente iremos configura o acesso ao sistema de gerenciamento de apps do servidor de aplicação. </text:span></text:span></text:p>
      <text:p text:style-name="P11"><text:span text:style-name="Source_20_Text"><text:span text:style-name="T54"/></text:span></text:p>
      <text:p text:style-name="P11"><text:span text:style-name="Source_20_Text"><text:span text:style-name="T54"><text:tab/>//</text:span></text:span><text:span text:style-name="Source_20_Text"><text:span text:style-name="T57">Edite o arquivo</text:span></text:span><text:span text:style-name="Source_20_Text"><text:span text:style-name="T55"> arquivos</text:span></text:span></text:p>
      <text:p text:style-name="P12"><text:span text:style-name="Source_20_Text"><text:span text:style-name="T55"><text:tab/>#</text:span></text:span><text:span text:style-name="Source_20_Text"><text:span text:style-name="T56"> </text:span></text:span><text:span text:style-name="Source_20_Text"><text:span text:style-name="T57">vim <text:s/>/usr/share/tomcat/conf/tomcat-users.xml</text:span></text:span></text:p>
      <text:p text:style-name="P12"><text:span text:style-name="Source_20_Text"><text:span text:style-name="T57"/></text:span></text:p>
      <text:p text:style-name="P12"><text:span text:style-name="Source_20_Text"><text:span text:style-name="T57"><text:tab/>// o aquivo tomcat-users.xml tem que possuir configuração semelhante a está</text:span></text:span></text:p>
      <text:p text:style-name="P12"><text:span text:style-name="Source_20_Text"><text:span text:style-name="T57"><text:tab/>&lt;?xml version='1.0' encoding='utf-8'?&gt;</text:span></text:span></text:p>
      <text:p text:style-name="P12"><text:span text:style-name="Source_20_Text"><text:span text:style-name="T57"><text:tab/>&lt;tomcat-users&gt;</text:span></text:span></text:p>
      <text:p text:style-name="P12"><text:span text:style-name="Source_20_Text"><text:span text:style-name="T57"/></text:span></text:p>
      <text:p text:style-name="P12"><text:span text:style-name="Source_20_Text"><text:span text:style-name="T57"><text:tab/> <text:s/>&lt;role rolename="manager-gui"/&gt;</text:span></text:span></text:p>
      <text:p text:style-name="P12"><text:span text:style-name="Source_20_Text"><text:span text:style-name="T57"><text:tab/> <text:s/>&lt;role rolename="admin-gui"/&gt;</text:span></text:span></text:p>
      <text:p text:style-name="P12"><text:span text:style-name="Source_20_Text"><text:span text:style-name="T57"><text:s/><text:tab/> &lt;user username="ifnmg" password="ifnmg" roles="manager-gui, admin-gui"/&gt;</text:span></text:span></text:p>
      <text:p text:style-name="P12"><text:span text:style-name="Source_20_Text"><text:span text:style-name="T57"/></text:span></text:p>
      <text:p text:style-name="P12"><text:span text:style-name="Source_20_Text"><text:span text:style-name="T57"><text:tab/>&lt;/tomcat-users&gt;</text:span></text:span></text:p>
      <text:p text:style-name="P12"><text:span text:style-name="Source_20_Text"><text:span text:style-name="T57"/></text:span></text:p>
      <text:p text:style-name="P13"><text:span text:style-name="Source_20_Text"><text:span text:style-name="T58">Para melhorar a performance do tomcat 7 , com o intuito de deixá-lo <text:s/>mais robusto e rápido. Faremos algumas configurações de desempenho. É importante levar em consideração que as configuração <text:s/></text:span></text:span><text:span text:style-name="Source_20_Text"><text:span text:style-name="T59">qu</text:span></text:span><text:span text:style-name="Source_20_Text"><text:span text:style-name="T58">e serão descritas </text:span></text:span><text:span text:style-name="Source_20_Text"><text:span text:style-name="T48">agora,</text:span></text:span><text:span text:style-name="Source_20_Text"><text:span text:style-name="T58"> leva em consideração a configuração da m</text:span></text:span><text:span text:style-name="Source_20_Text"><text:span text:style-name="T59">á</text:span></text:span><text:span text:style-name="Source_20_Text"><text:span text:style-name="T58">quina de teste </text:span></text:span><text:span text:style-name="Source_20_Text"><text:span text:style-name="T48">que é:</text:span></text:span><text:span text:style-name="Source_20_Text"><text:span text:style-name="T58"> </text:span></text:span><text:span text:style-name="Source_20_Text"><text:span text:style-name="T47">Memória Ram <text:s/>6GB, 4 vCPUs do Xen server 6.2 </text:span></text:span><text:span text:style-name="Source_20_Text"><text:span text:style-name="T48">e </text:span></text:span><text:span text:style-name="Source_20_Text"><text:span text:style-name="T47">20 GB de HD. </text:span></text:span><text:span text:style-name="Source_20_Text"><text:span text:style-name="T48">Caso, </text:span></text:span><text:span text:style-name="Source_20_Text"><text:span text:style-name="T49">os recursos de hardware</text:span></text:span><text:span text:style-name="Source_20_Text"><text:span text:style-name="T48"> da sua máquina </text:span></text:span><text:span text:style-name="Source_20_Text"><text:span text:style-name="T49">forem</text:span></text:span><text:span text:style-name="Source_20_Text"><text:span text:style-name="T48"> meno</text:span></text:span><text:span text:style-name="Source_20_Text"><text:span text:style-name="T49">res</text:span></text:span><text:span text:style-name="Source_20_Text"><text:span text:style-name="T48">, é aconselhável </text:span></text:span><text:span text:style-name="Source_20_Text"><text:span text:style-name="T49">readequar</text:span></text:span><text:span text:style-name="Source_20_Text"><text:span text:style-name="T48"> as configurações de performance. </text:span></text:span></text:p>
      <text:p text:style-name="P13"><text:span text:style-name="Source_20_Text"><text:span text:style-name="T48"/></text:span></text:p>
      <text:p text:style-name="P14"><text:span text:style-name="Source_20_Text"><text:span text:style-name="T48"><text:tab/>//</text:span></text:span><text:span text:style-name="Source_20_Text"><text:span text:style-name="T49">aumentar a memoria vm java</text:span></text:span></text:p>
      <text:p text:style-name="P14"><text:span text:style-name="Source_20_Text"><text:span text:style-name="T49"><text:tab/>//</text:span></text:span><text:span text:style-name="Source_20_Text"><text:span text:style-name="T48">edite o aquivo /</text:span></text:span><text:span text:style-name="Source_20_Text"><text:span text:style-name="T51">sh</text:span></text:span><text:span text:style-name="Source_20_Text"><text:span text:style-name="T48"> </text:span></text:span></text:p>
      <text:p text:style-name="P14"><text:span text:style-name="Source_20_Text"><text:span text:style-name="T50"><text:tab/># </text:span></text:span><text:span text:style-name="Source_20_Text"><text:span text:style-name="T51">vim /usr/share/tomcat/bin/catalina.sh</text:span></text:span></text:p>
      <text:p text:style-name="P14"><text:span text:style-name="Source_20_Text"><text:span text:style-name="T51"><text:tab/>//</text:span></text:span><text:span text:style-name="Source_20_Text"><text:span text:style-name="T52">adicione o comando abaixo na primeira linha do arquivo catalina.sh</text:span></text:span></text:p>
      <text:p text:style-name="P14"><text:span text:style-name="Source_20_Text"><text:span text:style-name="T51">JAVA_OPTS="-Xms3024m -Xmx3024m -XX:PermSize=1500m -XX:MaxPermSize=1500m <text:s/>-server".</text:span></text:span></text:p>
      <text:p text:style-name="P14"><text:span text:style-name="Source_20_Text"><text:span text:style-name="T1"/></text:span></text:p>
      <text:p text:style-name="P15"><text:span text:style-name="Source_20_Text"><text:span text:style-name="T60">Feito isso podemos realizar o deplye do aquivo sistema.war , que <text:s/>é o código fonte do sistema Mandacaru. Esse procedimento pode ser feito através da GUI de administração do tomcat , acessando http://ipdoservidor:8080. O Tomcat possui um valor default máximo para o uploload de arquivo de deplye, que no caso é 2 MB. Para desabilitar isso, basta ir no arquivo usr/share/tomcat/conf/server.xml. E utilizar a tag maxPostSize="-1"</text:span></text:span></text:p>
      <text:p text:style-name="P16"><text:span text:style-name="Source_20_Text"><text:span text:style-name="T60"><text:tab/></text:span></text:span></text:p>
      <text:p text:style-name="P16"><text:span text:style-name="Source_20_Text"><text:span text:style-name="T60"><text:tab/>&lt;Connector ... maxPostSize="-1"&gt; </text:span></text:span></text:p>
      <text:p text:style-name="P17"><text:span text:style-name="Source_20_Text"><text:span text:style-name="T56"/></text:span></text:p>
      <text:p text:style-name="P18"><text:span text:style-name="Source_20_Text"><text:span text:style-name="T61">Para mais informações sobre uso e configuração do Mandacaru leio o Manual do usári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9:14:40.010000000</meta:creation-date>
    <meta:generator>LibreOffice/4.2.6.3$Linux_X86_64 LibreOffice_project/420m0$Build-3</meta:generator>
    <dc:date>2014-10-29T12:13:53.290393190</dc:date>
    <meta:editing-duration>PT5H45M55S</meta:editing-duration>
    <meta:editing-cycles>100</meta:editing-cycles>
    <meta:document-statistic meta:table-count="0" meta:image-count="0" meta:object-count="0" meta:page-count="5" meta:paragraph-count="154" meta:word-count="1067" meta:character-count="7656" meta:non-whitespace-character-count="6315"/>
  </office:meta>
</office:document-meta>
</file>